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998" officeooo:paragraph-rsid="001fe998"/>
    </style:style>
    <style:style style:name="P2" style:family="paragraph" style:parent-style-name="Standard">
      <style:text-properties fo:font-weight="bold" officeooo:rsid="001fe998" officeooo:paragraph-rsid="001fe998" style:font-weight-asian="bold" style:font-weight-complex="bold"/>
    </style:style>
    <style:style style:name="P3" style:family="paragraph" style:parent-style-name="Standard">
      <style:text-properties fo:font-weight="bold" officeooo:rsid="002037fe" officeooo:paragraph-rsid="002037fe" style:font-weight-asian="bold" style:font-weight-complex="bold"/>
    </style:style>
    <style:style style:name="P4" style:family="paragraph" style:parent-style-name="Standard">
      <style:text-properties fo:font-weight="normal" officeooo:rsid="0023f3bc" officeooo:paragraph-rsid="002422d3" style:font-weight-asian="normal" style:font-weight-complex="normal"/>
    </style:style>
    <style:style style:name="P5" style:family="paragraph" style:parent-style-name="Standard">
      <style:text-properties fo:font-weight="normal" officeooo:rsid="002422d3" officeooo:paragraph-rsid="002422d3" style:font-weight-asian="normal" style:font-weight-complex="normal"/>
    </style:style>
    <style:style style:name="P6" style:family="paragraph" style:parent-style-name="Standard">
      <style:text-properties fo:font-weight="normal" officeooo:rsid="0021da05" officeooo:paragraph-rsid="002422d3" style:font-weight-asian="normal" style:font-weight-complex="normal"/>
    </style:style>
    <style:style style:name="P7" style:family="paragraph" style:parent-style-name="Standard">
      <style:text-properties fo:font-weight="normal" officeooo:rsid="002037fe" officeooo:paragraph-rsid="002422d3" style:font-weight-asian="normal" style:font-weight-complex="normal"/>
    </style:style>
    <style:style style:name="P8" style:family="paragraph" style:parent-style-name="Standard">
      <style:text-properties fo:font-weight="normal" officeooo:rsid="0025e939" officeooo:paragraph-rsid="0025e939" style:font-weight-asian="normal" style:font-weight-complex="normal"/>
    </style:style>
    <style:style style:name="P9" style:family="paragraph" style:parent-style-name="Standard">
      <style:text-properties fo:font-weight="normal" officeooo:rsid="00296ef4" officeooo:paragraph-rsid="00296ef4" style:font-weight-asian="normal" style:font-weight-complex="normal"/>
    </style:style>
    <style:style style:name="P10" style:family="paragraph" style:parent-style-name="Standard">
      <style:text-properties fo:font-weight="normal" officeooo:rsid="0029e66a" officeooo:paragraph-rsid="0029e66a" style:font-weight-asian="normal" style:font-weight-complex="normal"/>
    </style:style>
    <style:style style:name="P11" style:family="paragraph" style:parent-style-name="Standard">
      <style:text-properties fo:font-weight="normal" officeooo:rsid="002d27f5" officeooo:paragraph-rsid="002d27f5" style:font-weight-asian="normal" style:font-weight-complex="normal"/>
    </style:style>
    <style:style style:name="P12" style:family="paragraph" style:parent-style-name="Standard">
      <style:text-properties fo:font-weight="normal" officeooo:rsid="002f927a" officeooo:paragraph-rsid="002f927a" style:font-weight-asian="normal" style:font-weight-complex="normal"/>
    </style:style>
    <style:style style:name="P13" style:family="paragraph" style:parent-style-name="Standard">
      <style:text-properties fo:font-weight="bold" officeooo:rsid="002ea7f6" officeooo:paragraph-rsid="002ea7f6" style:font-weight-asian="bold" style:font-weight-complex="bold"/>
    </style:style>
    <style:style style:name="P14" style:family="paragraph" style:parent-style-name="Standard">
      <style:text-properties fo:font-weight="bold" officeooo:rsid="00307c7e" officeooo:paragraph-rsid="00307c7e" style:font-weight-asian="bold" style:font-weight-complex="bold"/>
    </style:style>
    <style:style style:name="T1" style:family="text">
      <style:text-properties officeooo:rsid="0021da05"/>
    </style:style>
    <style:style style:name="T2" style:family="text">
      <style:text-properties officeooo:rsid="002422d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da05" style:font-weight-asian="bold" style:font-weight-complex="bold"/>
    </style:style>
    <style:style style:name="T6" style:family="text">
      <style:text-properties fo:font-weight="bold" officeooo:rsid="0023724c" style:font-weight-asian="bold" style:font-weight-complex="bold"/>
    </style:style>
    <style:style style:name="T7" style:family="text">
      <style:text-properties fo:font-weight="bold" officeooo:rsid="002422d3" style:font-weight-asian="bold" style:font-weight-complex="bold"/>
    </style:style>
    <style:style style:name="T8" style:family="text">
      <style:text-properties officeooo:rsid="002ea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ker Commands</text:p>
      <text:p text:style-name="P2"/>
      <text:p text:style-name="P3"/>
      <text:p text:style-name="P7"><text:span text:style-name="T4">$docker run –name mysqld -p 3306:3306 -e MYSQL_DATABASE=</text:span><text:span text:style-name="T5">employee -e MYSQL_EMPTY_PASSWORD=yes -d mysql </text:span><text:span text:style-name="T1">:</text:span>Run MySql</text:p>
      <text:p text:style-name="P6"><text:span text:style-name="T6">$</text:span><text:span text:style-name="T4">docker rm container_name/</text:span><text:span text:style-name="T7">container_id </text:span><text:span text:style-name="T2">:</text:span>Remove container</text:p>
      <text:p text:style-name="P8"><text:span text:style-name="T4">$docker rmi image_name</text:span>:tag: remotes images</text:p>
      <text:p text:style-name="P4"><text:span text:style-name="T7">$</text:span><text:span text:style-name="T4">docker logs -f container_id </text:span>:Show Docker logs</text:p>
      <text:p text:style-name="P5"><text:span text:style-name="T4">$docker ps</text:span> :Show running containers</text:p>
      <text:p text:style-name="P11"><text:span text:style-name="T4">$ docker ps –no-trunc:</text:span> show all text and not clipped.</text:p>
      <text:p text:style-name="P5"/>
      <text:p text:style-name="P9"><text:span text:style-name="T4">$docker pull images:tag</text:span>:create and images</text:p>
      <text:p text:style-name="P9"><text:span text:style-name="T4">$docker run -d id/image_name</text:span>: run an image </text:p>
      <text:p text:style-name="P10"><text:span text:style-name="T4">$docker run -d -p host_post:container_port image_name</text:span>: runs docker container on background with host port mapped to cointaner port</text:p>
      <text:p text:style-name="P10"/>
      <text:p text:style-name="P14">Using Dockerfile</text:p>
      <text:p text:style-name="P13">docker build -t name . : <text:span text:style-name="T3">build images from Dockerfile in current directory</text:span></text:p>
      <text:p text:style-name="P10"><text:span text:style-name="T4">docker build -t centos_apache:v3 -f Dockerfile2 .</text:span> : <text:span text:style-name="T8">build images from non defaul Dockerfile</text:span></text:p>
      <text:p text:style-name="P12"><text:span text:style-name="T4">CMD:</text:span> specify comand to run when container starts</text:p>
      <text:p text:style-name="P8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0:23:13.707474947</meta:creation-date>
    <dc:date>2020-04-07T21:12:21.462314361</dc:date>
    <meta:editing-duration>PT14H37M3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5" meta:character-count="802" meta:non-whitespace-character-count="700"/>
  </office:meta>
</office:document-meta>
</file>